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84in"/>
    </style:style>
    <style:style style:name="co3" style:family="table-column">
      <style:table-column-properties fo:break-before="auto" style:column-width="1.4654in"/>
    </style:style>
    <style:style style:name="co4" style:family="table-column">
      <style:table-column-properties fo:break-before="auto" style:column-width="1.5752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Days</text:p>
          </table:table-cell>
          <table:table-cell office:value-type="string">
            <text:p>Actual hours remaining</text:p>
          </table:table-cell>
          <table:table-cell office:value-type="string">
            <text:p>Ideal hours remaining</text:p>
          </table:table-cell>
          <table:table-cell office:value-type="string">
            <text:p>Milestones (ideal)</text:p>
          </table:table-cell>
          <table:table-cell office:value-type="string">
            <text:p>Date Completed (actual)</text:p>
          </table:table-cell>
        </table:table-row>
        <table:table-row table:style-name="ro1">
          <table:table-cell office:value-type="date" office:date-value="2017-05-18">
            <text:p>05/18/17</text:p>
          </table:table-cell>
          <table:table-cell table:number-columns-repeated="2" office:value-type="float" office:value="52.25">
            <text:p>52.25</text:p>
          </table:table-cell>
          <table:table-cell table:number-columns-repeated="2"/>
        </table:table-row>
        <table:table-row table:style-name="ro1">
          <table:table-cell office:value-type="date" office:date-value="2017-05-19">
            <text:p>05/19/17</text:p>
          </table:table-cell>
          <table:table-cell office:value-type="float" office:value="52.25">
            <text:p>52.25</text:p>
          </table:table-cell>
          <table:table-cell office:value-type="float" office:value="50">
            <text:p>50</text:p>
          </table:table-cell>
          <table:table-cell office:value-type="string">
            <text:p>Class diagram done</text:p>
          </table:table-cell>
          <table:table-cell table:style-name="ce1" office:value-type="date" office:date-value="2017-05-22">
            <text:p>05/22/17</text:p>
          </table:table-cell>
        </table:table-row>
        <table:table-row table:style-name="ro1">
          <table:table-cell office:value-type="date" office:date-value="2017-05-20">
            <text:p>05/20/17</text:p>
          </table:table-cell>
          <table:table-cell office:value-type="float" office:value="52.25">
            <text:p>52.25</text:p>
          </table:table-cell>
          <table:table-cell office:value-type="float" office:value="50">
            <text:p>50</text:p>
          </table:table-cell>
          <table:table-cell/>
          <table:table-cell table:style-name="ce1"/>
        </table:table-row>
        <table:table-row table:style-name="ro1">
          <table:table-cell office:value-type="date" office:date-value="2017-05-21">
            <text:p>05/21/17</text:p>
          </table:table-cell>
          <table:table-cell office:value-type="float" office:value="52.25">
            <text:p>52.25</text:p>
          </table:table-cell>
          <table:table-cell office:value-type="float" office:value="47.5">
            <text:p>47.5</text:p>
          </table:table-cell>
          <table:table-cell table:number-columns-repeated="2"/>
        </table:table-row>
        <table:table-row table:style-name="ro1">
          <table:table-cell office:value-type="date" office:date-value="2017-05-22">
            <text:p>05/22/17</text:p>
          </table:table-cell>
          <table:table-cell office:value-type="float" office:value="49.75">
            <text:p>49.75</text:p>
          </table:table-cell>
          <table:table-cell office:value-type="float" office:value="45">
            <text:p>45</text:p>
          </table:table-cell>
          <table:table-cell office:value-type="string">
            <text:p>Bins + upkeep done</text:p>
          </table:table-cell>
          <table:table-cell table:style-name="ce1" office:value-type="date" office:date-value="2017-05-25">
            <text:p>05/25/17</text:p>
          </table:table-cell>
        </table:table-row>
        <table:table-row table:style-name="ro1">
          <table:table-cell office:value-type="date" office:date-value="2017-05-23">
            <text:p>05/23/17</text:p>
          </table:table-cell>
          <table:table-cell office:value-type="float" office:value="49.15">
            <text:p>49.15</text:p>
          </table:table-cell>
          <table:table-cell office:value-type="float" office:value="42.5">
            <text:p>42.5</text:p>
          </table:table-cell>
          <table:table-cell table:number-columns-repeated="2"/>
        </table:table-row>
        <table:table-row table:style-name="ro1">
          <table:table-cell office:value-type="date" office:date-value="2017-05-24">
            <text:p>05/24/17</text:p>
          </table:table-cell>
          <table:table-cell office:value-type="float" office:value="48.45">
            <text:p>48.4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date" office:date-value="2017-05-25">
            <text:p>05/25/17</text:p>
          </table:table-cell>
          <table:table-cell office:value-type="float" office:value="45.85">
            <text:p>45.85</text:p>
          </table:table-cell>
          <table:table-cell office:value-type="float" office:value="37.5">
            <text:p>37.5</text:p>
          </table:table-cell>
          <table:table-cell office:value-type="string">
            <text:p>Bills/future transactions done</text:p>
          </table:table-cell>
          <table:table-cell/>
        </table:table-row>
        <table:table-row table:style-name="ro1">
          <table:table-cell office:value-type="date" office:date-value="2017-05-26">
            <text:p>05/26/17</text:p>
          </table:table-cell>
          <table:table-cell office:value-type="float" office:value="45.85">
            <text:p>45.85</text:p>
          </table:table-cell>
          <table:table-cell office:value-type="float" office:value="34.75">
            <text:p>34.75</text:p>
          </table:table-cell>
          <table:table-cell table:number-columns-repeated="2"/>
        </table:table-row>
        <table:table-row table:style-name="ro1">
          <table:table-cell office:value-type="date" office:date-value="2017-05-27">
            <text:p>05/27/17</text:p>
          </table:table-cell>
          <table:table-cell/>
          <table:table-cell office:value-type="float" office:value="34.75">
            <text:p>34.75</text:p>
          </table:table-cell>
          <table:table-cell table:number-columns-repeated="2"/>
        </table:table-row>
        <table:table-row table:style-name="ro1">
          <table:table-cell office:value-type="date" office:date-value="2017-05-28">
            <text:p>05/28/17</text:p>
          </table:table-cell>
          <table:table-cell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7-05-29">
            <text:p>05/29/17</text:p>
          </table:table-cell>
          <table:table-cell/>
          <table:table-cell office:value-type="float" office:value="29.25">
            <text:p>29.25</text:p>
          </table:table-cell>
          <table:table-cell table:number-columns-repeated="2"/>
        </table:table-row>
        <table:table-row table:style-name="ro1">
          <table:table-cell office:value-type="date" office:date-value="2017-05-30">
            <text:p>05/30/17</text:p>
          </table:table-cell>
          <table:table-cell/>
          <table:table-cell office:value-type="float" office:value="26.5">
            <text:p>26.5</text:p>
          </table:table-cell>
          <table:table-cell office:value-type="string">
            <text:p>Transaction log done</text:p>
          </table:table-cell>
          <table:table-cell/>
        </table:table-row>
        <table:table-row table:style-name="ro1">
          <table:table-cell office:value-type="date" office:date-value="2017-05-31">
            <text:p>05/31/17</text:p>
          </table:table-cell>
          <table:table-cell/>
          <table:table-cell office:value-type="float" office:value="23.75">
            <text:p>23.75</text:p>
          </table:table-cell>
          <table:table-cell table:number-columns-repeated="2"/>
        </table:table-row>
        <table:table-row table:style-name="ro1">
          <table:table-cell office:value-type="date" office:date-value="2017-06-01">
            <text:p>06/01/17</text:p>
          </table:table-cell>
          <table:table-cell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7-06-02">
            <text:p>06/02/17</text:p>
          </table:table-cell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7-06-03">
            <text:p>06/03/17</text:p>
          </table:table-cell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7-06-04">
            <text:p>06/04/17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date" office:date-value="2017-06-05">
            <text:p>06/05/17</text:p>
          </table:table-cell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7-06-06">
            <text:p>06/06/17</text:p>
          </table:table-cell>
          <table:table-cell/>
          <table:table-cell office:value-type="float" office:value="9">
            <text:p>9</text:p>
          </table:table-cell>
          <table:table-cell office:value-type="string">
            <text:p>UI done</text:p>
          </table:table-cell>
          <table:table-cell/>
        </table:table-row>
        <table:table-row table:style-name="ro1">
          <table:table-cell office:value-type="date" office:date-value="2017-06-07">
            <text:p>06/07/1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User stories tested</text:p>
          </table:table-cell>
          <table:table-cell/>
        </table:table-row>
        <table:table-row table:style-name="ro1">
          <table:table-cell office:value-type="date" office:date-value="2017-06-08">
            <text:p>06/08/1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rash tests done</text:p>
          </table:table-cell>
          <table:table-cell/>
        </table:table-row>
        <table:table-row table:style-name="ro1">
          <table:table-cell office:value-type="date" office:date-value="2017-06-09">
            <text:p>06/09/1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ployment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5/26/2017</text:date>, <text:time>12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Lindsted</meta:initial-creator>
    <meta:creation-date>2017-05-18T10:21:07</meta:creation-date>
    <dc:date>2017-05-26T12:06:26.93</dc:date>
    <dc:creator>Tim Lindsted</dc:creator>
    <meta:editing-duration>PT1H3M6S</meta:editing-duration>
    <meta:editing-cycles>15</meta:editing-cycles>
    <meta:generator>OpenOffice/4.1.1$Win32 OpenOffice.org_project/411m6$Build-9775</meta:generator>
    <meta:document-statistic meta:table-count="3" meta:cell-count="70" meta:object-count="0"/>
  </office:meta>
</office:document-meta>
</file>